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usic_table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column name</text:p>
          </table:table-cell>
          <table:table-cell office:value-type="string" calcext:value-type="string">
            <text:p>music_id</text:p>
          </table:table-cell>
          <table:table-cell office:value-type="string" calcext:value-type="string">
            <text:p>music_name</text:p>
          </table:table-cell>
          <table:table-cell office:value-type="string" calcext:value-type="string">
            <text:p>played</text:p>
          </table:table-cell>
        </table:table-row>
        <table:table-row table:style-name="ro1"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increment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multiple occurences 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nit. Value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44:11.424392065</meta:creation-date>
    <dc:date>2022-12-21T14:49:05.540337610</dc:date>
    <meta:editing-duration>PT4M55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